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Sans Serif" svg:font-family="'Microsoft Sans Serif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4.83cm" fo:min-width="41.8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ff7b59" draw:textarea-horizontal-align="justify" draw:textarea-vertical-align="middle" draw:auto-grow-height="false" fo:min-height="10.418cm" fo:min-width="9.914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text-properties style:font-name="Segoe UI" fo:font-size="40pt" fo:font-weight="normal"/>
    </style:style>
    <style:style style:name="P3" style:family="paragraph">
      <loext:graphic-properties draw:fill="none" draw:fill-color="#ffffff"/>
      <style:text-properties style:font-name="Segoe UI" fo:font-size="40pt" fo:font-weight="normal"/>
    </style:style>
    <style:style style:name="P4" style:family="paragraph">
      <style:paragraph-properties fo:text-align="center"/>
    </style:style>
    <style:style style:name="P5" style:family="paragraph">
      <loext:graphic-properties draw:fill-color="#ff7b5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2.332cm" svg:height="5.08cm" svg:x="0.706cm" svg:y="0.70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892cm" svg:height="2.127cm" svg:x="5.276cm" svg:y="2.135cm">
          <draw:text-box>
            <text:p text:style-name="P2">Hi I’m Natalia</text:p>
          </draw:text-box>
        </draw:frame>
        <draw:custom-shape draw:style-name="gr3" draw:text-style-name="P5" draw:layer="layout" svg:width="10.414cm" svg:height="10.668cm" svg:x="28.646cm" svg:y="13.787cm">
          <text:p text:style-name="P4">kjhkjh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Sans Serif" svg:font-family="'Microsoft Sans Serif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06cm" fo:margin-bottom="0.706cm" fo:margin-left="0.706cm" fo:margin-right="0.706cm" fo:page-width="43.744cm" fo:page-height="45.8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9:50:06.054000000</meta:creation-date>
    <dc:date>2019-11-14T00:34:49.340000000</dc:date>
    <meta:editing-duration>P2DT4H11M32S</meta:editing-duration>
    <meta:editing-cycles>2</meta:editing-cycles>
    <meta:generator>LibreOffice/6.3.2.2$Windows_X86_64 LibreOffice_project/98b30e735bda24bc04ab42594c85f7fd8be07b9c</meta:generator>
    <meta:document-statistic meta:object-count="3"/>
  </office:meta>
</office:document-meta>
</file>